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1" fo:font-size="11pt" officeooo:rsid="00182871" officeooo:paragraph-rsid="00182871" fo:background-color="#ff0000" style:font-size-asian="11pt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1" fo:font-size="11pt" style:font-size-asian="11pt" style:font-name-complex="Arial1" style:font-size-complex="11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text-properties style:use-window-font-color="true" style:font-name="Arial1" fo:font-size="11pt" fo:background-color="#ff0000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2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-complex="Arial1"/>
    </style:style>
    <style:style style:name="T7" style:family="text">
      <style:text-properties style:use-window-font-color="true" style:font-name="Arial1" fo:font-size="11pt" style:font-size-asian="11pt" style:font-name-complex="Arial1" style:font-size-complex="11pt"/>
    </style:style>
    <style:style style:name="T8" style:family="text">
      <style:text-properties fo:color="#0000ff" style:font-name-complex="Arial1"/>
    </style:style>
    <style:style style:name="T9" style:family="text">
      <style:text-properties style:font-name="Arial1" style:font-name-complex="Arial1"/>
    </style:style>
    <style:style style:name="T10" style:family="text">
      <style:text-properties style:font-name="Arial1" fo:font-size="8pt" style:font-size-asian="8pt"/>
    </style:style>
    <style:style style:name="T11" style:family="text">
      <style:text-properties officeooo:rsid="00191a8a"/>
    </style:style>
    <style:style style:name="T12" style:family="text">
      <style:text-properties officeooo:rsid="00193b12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10">Réf.:</text:span><text:span text:style-name="T3"> DPAS/SIS/BADA/SUSPENSION/</text:span><text:span text:style-name="T3"><text:date style:data-style-name="N106" text:date-value="2015-04-03T15:45:13.769999868">2015</text:date></text:span></text:p>
              <text:p text:style-name="P7"><text:span text:style-name="T2"><text:s text:c="9"/>Matricule CAF : </text:span><text:span text:style-name="T2"><text:user-field-get text:name="dossier_matricule"/></text:span></text:p>
              <text:p text:style-name="P7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2">Bobigny, le <text:date style:data-style-name="N36" text:date-value="2015-04-03T15:45:13.769999868">03/04/2015</text:date></text:p>
            </table:table-cell>
            <table:table-cell table:style-name="Tableau1.B3" office:value-type="string">
              <text:p text:style-name="P9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6">Test 09/01/2015 <text:span text:style-name="T11">signalement EP/decision maintien</text:span></text:p>
        <text:p text:style-name="P13"/>
        <text:p text:style-name="P3"><text:user-field-get text:name="personne_qual"/>,</text:p>
        <text:p text:style-name="P3"/>
        <text:p text:style-name="Standard">Comme je vous l’indiquais dans mon courrier du <text:span text:style-name="T7"><text:user-field-get style:data-style-name="N36" text:name="passagecommissionep_impressionconvocation">30/12/1899</text:user-field-get></text:span><text:span text:style-name="T8">, </text:span><text:span text:style-name="T6">votre dossier a été transmis à l’Equipe Pluridisciplinaire (EP) qui a examiné votre situation.</text:span></text:p>
        <text:p text:style-name="P11"/>
        <text:p text:style-name="P16">Après avoir pris connaissance de son avis, il a été décidé de maintenir votre allocation de Revenu de Solidarité Active (RSA).</text:p>
        <text:p text:style-name="P16">Néanmoins, je vous rappelle que vous devez élaborer un Contrat d’Engagement Réciproque (CER) avec l’aide du service référent qui vous a été désigné :</text:p>
        <text:p text:style-name="P5"><text:user-field-get text:name="structurereferente_lib_struc"/></text:p>
        <text:p text:style-name="P4"><text:user-field-get text:name="structurereferente_num_voie"/> <text:user-field-get text:name="structurereferente_type_voie"/> <text:user-field-get text:name="structurereferente_nom_voie"/></text:p>
        <text:p text:style-name="P12"><text:s/><text:user-field-get text:name="structurereferente_code_postal"/> <text:user-field-get text:name="structurereferente_ville"/></text:p>
        <text:p text:style-name="P12"><text:hidden-paragraph text:condition="ooow:structurereferente_numtel==&quot;&quot;" text:is-hidden="true"/>Tél: <text:user-field-get text:name="structurereferente_numtel"/></text:p>
        <text:p text:style-name="P12"/>
        <text:p text:style-name="P21">A défaut de contrat, votre dossier pourra être réexaminé à une prochaine séance. </text:p>
        <text:p text:style-name="P21"/>
        <text:p text:style-name="P20"><text:span text:style-name="T6">Je vous prie d’agréer, </text:span><text:span text:style-name="T9"><text:user-field-get text:name="personne_qual"/></text:span><text:span text:style-name="T6">, l’expression de mes salutations distinguées.</text:span></text:p>
        <text:p text:style-name="P17"/>
        <text:p text:style-name="P19"/>
        <text:p text:style-name="P19">Pour le Président du <text:span text:style-name="T12">C</text:span>onseil <text:span text:style-name="T12">départemental</text:span></text:p>
        <text:p text:style-name="P19">et par délégation</text:p>
        <text:p text:style-name="P19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5:13.551000000</dc:date>
    <dc:creator>linda baitech</dc:creator>
    <meta:editing-duration>PT5H59M49S</meta:editing-duration>
    <meta:editing-cycles>102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27" meta:character-count="843" meta:non-whitespace-character-count="711"/>
  </office:meta>
</office:document-meta>
</file>